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2.8516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# Features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P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27815181295" calcext:value-type="float">
            <text:p>0.0927815181</text:p>
          </table:table-cell>
          <table:table-cell office:value-type="float" office:value="0.0903658490784" calcext:value-type="float">
            <text:p>0.09036584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43339901633" calcext:value-type="float">
            <text:p>0.0943339902</text:p>
          </table:table-cell>
          <table:table-cell office:value-type="float" office:value="-0.0570241331357" calcext:value-type="float">
            <text:p>-0.05702413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03507516099" calcext:value-type="float">
            <text:p>0.0503507516</text:p>
          </table:table-cell>
          <table:table-cell office:value-type="float" office:value="-0.108275322408" calcext:value-type="float">
            <text:p>-0.1082753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47941896087" calcext:value-type="float">
            <text:p>0.0647941896</text:p>
          </table:table-cell>
          <table:table-cell office:value-type="float" office:value="-0.136978806044" calcext:value-type="float">
            <text:p>-0.136978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35124199835" calcext:value-type="float">
            <text:p>0.09351242</text:p>
          </table:table-cell>
          <table:table-cell office:value-type="float" office:value="-0.27944604895" calcext:value-type="float">
            <text:p>-0.279446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27823627762" calcext:value-type="float">
            <text:p>0.0727823628</text:p>
          </table:table-cell>
          <table:table-cell office:value-type="float" office:value="-0.240633071022" calcext:value-type="float">
            <text:p>-0.240633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5868863238" calcext:value-type="float">
            <text:p>0.1358688632</text:p>
          </table:table-cell>
          <table:table-cell office:value-type="float" office:value="-0.056754944436" calcext:value-type="float">
            <text:p>-0.0567549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5727801883" calcext:value-type="float">
            <text:p>0.1457278019</text:p>
          </table:table-cell>
          <table:table-cell office:value-type="float" office:value="-0.269771556199" calcext:value-type="float">
            <text:p>-0.2697715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5711781208" calcext:value-type="float">
            <text:p>0.0757117812</text:p>
          </table:table-cell>
          <table:table-cell office:value-type="float" office:value="-0.2575723079" calcext:value-type="float">
            <text:p>-0.2575723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8528580214" calcext:value-type="float">
            <text:p>0.6385285802</text:p>
          </table:table-cell>
          <table:table-cell office:value-type="float" office:value="-0.153142068977" calcext:value-type="float">
            <text:p>-0.153142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65637876126" calcext:value-type="float">
            <text:p>0.0026563788</text:p>
          </table:table-cell>
          <table:table-cell office:value-type="float" office:value="-0.00165618433508" calcext:value-type="float">
            <text:p>-0.0016561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49040492121" calcext:value-type="float">
            <text:p>0.0449040492</text:p>
          </table:table-cell>
          <table:table-cell office:value-type="float" office:value="-0.0265642530035" calcext:value-type="float">
            <text:p>-0.0265642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974463891" calcext:value-type="float">
            <text:p>1.4597446389</text:p>
          </table:table-cell>
          <table:table-cell office:value-type="float" office:value="-0.0405194946927" calcext:value-type="float">
            <text:p>-0.04051949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6217742955" calcext:value-type="float">
            <text:p>1.4621774296</text:p>
          </table:table-cell>
          <table:table-cell office:value-type="float" office:value="-0.239823577546" calcext:value-type="float">
            <text:p>-0.2398235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7869960407" calcext:value-type="float">
            <text:p>1.1786996041</text:p>
          </table:table-cell>
          <table:table-cell office:value-type="float" office:value="-0.145964132024" calcext:value-type="float">
            <text:p>-0.145964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9751652551" calcext:value-type="float">
            <text:p>0.1797516526</text:p>
          </table:table-cell>
          <table:table-cell office:value-type="float" office:value="-0.126357792377" calcext:value-type="float">
            <text:p>-0.1263577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0318383783" calcext:value-type="float">
            <text:p>1.1031838378</text:p>
          </table:table-cell>
          <table:table-cell office:value-type="float" office:value="-0.142963813521" calcext:value-type="float">
            <text:p>-0.1429638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1913985306" calcext:value-type="float">
            <text:p>0.2191398531</text:p>
          </table:table-cell>
          <table:table-cell office:value-type="float" office:value="-0.134120897565" calcext:value-type="float">
            <text:p>-0.13412089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2663950109" calcext:value-type="float">
            <text:p>1.1266395011</text:p>
          </table:table-cell>
          <table:table-cell office:value-type="float" office:value="-0.143375179929" calcext:value-type="float">
            <text:p>-0.14337517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02294260362" calcext:value-type="float">
            <text:p>0.060229426</text:p>
          </table:table-cell>
          <table:table-cell office:value-type="float" office:value="-0.140368520491" calcext:value-type="float">
            <text:p>-0.1403685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1770313174" calcext:value-type="float">
            <text:p>0.9917703132</text:p>
          </table:table-cell>
          <table:table-cell office:value-type="float" office:value="-0.0133283844884" calcext:value-type="float">
            <text:p>-0.01332838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93369603413" calcext:value-type="float">
            <text:p>0.7933696034</text:p>
          </table:table-cell>
          <table:table-cell office:value-type="float" office:value="0.12044744038" calcext:value-type="float">
            <text:p>0.12044744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79952981514" calcext:value-type="float">
            <text:p>0.6799529815</text:p>
          </table:table-cell>
          <table:table-cell office:value-type="float" office:value="0.119752892678" calcext:value-type="float">
            <text:p>0.11975289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0446933352" calcext:value-type="float">
            <text:p>0.9904469334</text:p>
          </table:table-cell>
          <table:table-cell office:value-type="float" office:value="-0.138870788596" calcext:value-type="float">
            <text:p>-0.13887078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3964376588" calcext:value-type="float">
            <text:p>0.8339643766</text:p>
          </table:table-cell>
          <table:table-cell office:value-type="float" office:value="0.148749324331" calcext:value-type="float">
            <text:p>0.1487493243</text:p>
          </table:table-cell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ccuracy SVM</text:p>
          </table:table-cell>
          <table:table-cell office:value-type="string" calcext:value-type="string">
            <text:p>Wrong rate SVM</text:p>
          </table:table-cell>
          <table:table-cell office:value-type="string" calcext:value-type="string">
            <text:p>R^2 score SVM</text:p>
          </table:table-cell>
          <table:table-cell office:value-type="string" calcext:value-type="string">
            <text:p>Accuracy RF</text:p>
          </table:table-cell>
          <table:table-cell office:value-type="string" calcext:value-type="string">
            <text:p>Wrong rate RF</text:p>
          </table:table-cell>
          <table:table-cell office:value-type="string" calcext:value-type="string">
            <text:p>R^2 score R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, 1, 2, 3, 4, 5, 8]</text:p>
          </table:table-cell>
          <table:table-cell office:value-type="float" office:value="0.48" calcext:value-type="float">
            <text:p>0.4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339827820569" calcext:value-type="float">
            <text:p>0.0003398278</text:p>
          </table:table-cell>
          <table:table-cell office:value-type="float" office:value="0.35" calcext:value-type="float">
            <text:p>0.35</text:p>
          </table:table-cell>
          <table:table-cell office:value-type="float" office:value="0.305" calcext:value-type="float">
            <text:p>0.305</text:p>
          </table:table-cell>
          <table:table-cell office:value-type="float" office:value="-0.282850022655" calcext:value-type="float">
            <text:p>-0.2828500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, 1, 2, 3, 4, 5, 8, 9, 10, 11]</text:p>
          </table:table-cell>
          <table:table-cell office:value-type="float" office:value="0.43" calcext:value-type="float">
            <text:p>0.43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39306751246" calcext:value-type="float">
            <text:p>-0.0393067512</text:p>
          </table:table-cell>
          <table:table-cell office:value-type="float" office:value="0.405" calcext:value-type="float">
            <text:p>0.405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39306751246" calcext:value-type="float">
            <text:p>-0.0393067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, 1, 2, 3, 4, 5, 8, 14, 15, 16, 17, 18, 19]</text:p>
          </table:table-cell>
          <table:table-cell office:value-type="float" office:value="0.47" calcext:value-type="float">
            <text:p>0.47</text:p>
          </table:table-cell>
          <table:table-cell office:value-type="float" office:value="0.225" calcext:value-type="float">
            <text:p>0.225</text:p>
          </table:table-cell>
          <table:table-cell office:value-type="float" office:value="-0.118599909379" calcext:value-type="float">
            <text:p>-0.1185999094</text:p>
          </table:table-cell>
          <table:table-cell office:value-type="float" office:value="0.435" calcext:value-type="float">
            <text:p>0.435</text:p>
          </table:table-cell>
          <table:table-cell office:value-type="float" office:value="0.23" calcext:value-type="float">
            <text:p>0.23</text:p>
          </table:table-cell>
          <table:table-cell office:value-type="float" office:value="-0.0789533303126" calcext:value-type="float">
            <text:p>-0.0789533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, 1, 2, 3, 4, 5, 8, 9, 10, 11, 14, 15, 16, 17, 18, 19]</text:p>
          </table:table-cell>
          <table:table-cell office:value-type="float" office:value="0.44" calcext:value-type="float">
            <text:p>0.44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534662437698" calcext:value-type="float">
            <text:p>-0.0534662438</text:p>
          </table:table-cell>
          <table:table-cell office:value-type="float" office:value="0.435" calcext:value-type="float">
            <text:p>0.435</text:p>
          </table:table-cell>
          <table:table-cell office:value-type="float" office:value="0.23" calcext:value-type="float">
            <text:p>0.23</text:p>
          </table:table-cell>
          <table:table-cell office:value-type="float" office:value="-0.0109877661985" calcext:value-type="float">
            <text:p>-0.0109877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6, 7, 8]</text:p>
          </table:table-cell>
          <table:table-cell office:value-type="float" office:value="0.485" calcext:value-type="float">
            <text:p>0.485</text:p>
          </table:table-cell>
          <table:table-cell office:value-type="float" office:value="0.22" calcext:value-type="float">
            <text:p>0.22</text:p>
          </table:table-cell>
          <table:table-cell office:value-type="float" office:value="-0.209220661531" calcext:value-type="float">
            <text:p>-0.2092206615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-0.350815586769" calcext:value-type="float">
            <text:p>-0.35081558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6, 7, 8, 9, 10, 11]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  <table:table-cell office:value-type="float" office:value="-0.22621205256" calcext:value-type="float">
            <text:p>-0.2262120526</text:p>
          </table:table-cell>
          <table:table-cell office:value-type="float" office:value="0.4" calcext:value-type="float">
            <text:p>0.4</text:p>
          </table:table-cell>
          <table:table-cell office:value-type="float" office:value="0.215" calcext:value-type="float">
            <text:p>0.215</text:p>
          </table:table-cell>
          <table:table-cell office:value-type="float" office:value="-0.257362936112" calcext:value-type="float">
            <text:p>-0.2573629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6, 7, 8, 14, 15, 16, 17, 18, 19]</text:p>
          </table:table-cell>
          <table:table-cell office:value-type="float" office:value="0.48" calcext:value-type="float">
            <text:p>0.48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18599909379" calcext:value-type="float">
            <text:p>-0.1185999094</text:p>
          </table:table-cell>
          <table:table-cell office:value-type="float" office:value="0.415" calcext:value-type="float">
            <text:p>0.415</text:p>
          </table:table-cell>
          <table:table-cell office:value-type="float" office:value="0.215" calcext:value-type="float">
            <text:p>0.215</text:p>
          </table:table-cell>
          <table:table-cell office:value-type="float" office:value="-0.229043951065" calcext:value-type="float">
            <text:p>-0.2290439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6, 7, 8, 9, 10, 11, 14, 15, 16, 17, 18, 19]</text:p>
          </table:table-cell>
          <table:table-cell office:value-type="float" office:value="0.45" calcext:value-type="float">
            <text:p>0.45</text:p>
          </table:table-cell>
          <table:table-cell office:value-type="float" office:value="0.21" calcext:value-type="float">
            <text:p>0.21</text:p>
          </table:table-cell>
          <table:table-cell office:value-type="float" office:value="-0.104440416855" calcext:value-type="float">
            <text:p>-0.1044404169</text:p>
          </table:table-cell>
          <table:table-cell office:value-type="float" office:value="0.43" calcext:value-type="float">
            <text:p>0.43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223153602175" calcext:value-type="float">
            <text:p>-0.0223153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12, 13, 8]</text:p>
          </table:table-cell>
          <table:table-cell office:value-type="float" office:value="0.505" calcext:value-type="float">
            <text:p>0.50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846171273222" calcext:value-type="float">
            <text:p>-0.08461712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5" calcext:value-type="float">
            <text:p>0.295</text:p>
          </table:table-cell>
          <table:table-cell office:value-type="float" office:value="-0.336656094246" calcext:value-type="float">
            <text:p>-0.3366560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12, 13, 8, 9, 10, 11]</text:p>
          </table:table-cell>
          <table:table-cell office:value-type="float" office:value="0.425" calcext:value-type="float">
            <text:p>0.42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35591300408" calcext:value-type="float">
            <text:p>-0.1355913004</text:p>
          </table:table-cell>
          <table:table-cell office:value-type="float" office:value="0.345" calcext:value-type="float">
            <text:p>0.345</text:p>
          </table:table-cell>
          <table:table-cell office:value-type="float" office:value="0.245" calcext:value-type="float">
            <text:p>0.245</text:p>
          </table:table-cell>
          <table:table-cell office:value-type="float" office:value="-0.257362936112" calcext:value-type="float">
            <text:p>-0.25736293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12, 13, 8, 14, 15, 16, 17, 18, 19]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-0.0562981422746" calcext:value-type="float">
            <text:p>-0.0562981423</text:p>
          </table:table-cell>
          <table:table-cell office:value-type="float" office:value="0.405" calcext:value-type="float">
            <text:p>0.405</text:p>
          </table:table-cell>
          <table:table-cell office:value-type="float" office:value="0.23" calcext:value-type="float">
            <text:p>0.23</text:p>
          </table:table-cell>
          <table:table-cell office:value-type="float" office:value="-0.141255097417" calcext:value-type="float">
            <text:p>-0.1412550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12, 13, 8, 9, 10, 11, 14, 15, 16, 17, 18, 19]</text:p>
          </table:table-cell>
          <table:table-cell office:value-type="float" office:value="0.43" calcext:value-type="float">
            <text:p>0.43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562981422746" calcext:value-type="float">
            <text:p>-0.0562981423</text:p>
          </table:table-cell>
          <table:table-cell office:value-type="float" office:value="0.385" calcext:value-type="float">
            <text:p>0.385</text:p>
          </table:table-cell>
          <table:table-cell office:value-type="float" office:value="0.225" calcext:value-type="float">
            <text:p>0.225</text:p>
          </table:table-cell>
          <table:table-cell office:value-type="float" office:value="-0.220548255551" calcext:value-type="float">
            <text:p>-0.2205482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20, 21, 22, 23, 24]</text:p>
          </table:table-cell>
          <table:table-cell office:value-type="float" office:value="0.535" calcext:value-type="float">
            <text:p>0.5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0430448573" calcext:value-type="float">
            <text:p>0.1504304486</text:p>
          </table:table-cell>
          <table:table-cell office:value-type="float" office:value="0.49" calcext:value-type="float">
            <text:p>0.4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14907113729" calcext:value-type="float">
            <text:p>0.0314907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20, 21, 22, 23, 24, 9, 10, 11]</text:p>
          </table:table-cell>
          <table:table-cell office:value-type="float" office:value="0.46" calcext:value-type="float">
            <text:p>0.46</text:p>
          </table:table-cell>
          <table:table-cell office:value-type="float" office:value="0.19" calcext:value-type="float">
            <text:p>0.19</text:p>
          </table:table-cell>
          <table:table-cell office:value-type="float" office:value="-0.0789533303126" calcext:value-type="float">
            <text:p>-0.0789533303</text:p>
          </table:table-cell>
          <table:table-cell office:value-type="float" office:value="0.445" calcext:value-type="float">
            <text:p>0.445</text:p>
          </table:table-cell>
          <table:table-cell office:value-type="float" office:value="0.175" calcext:value-type="float">
            <text:p>0.175</text:p>
          </table:table-cell>
          <table:table-cell office:value-type="float" office:value="-0.0449705482556" calcext:value-type="float">
            <text:p>-0.04497054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20, 21, 22, 23, 24, 14, 15, 16, 17, 18, 19]</text:p>
          </table:table-cell>
          <table:table-cell office:value-type="float" office:value="0.495" calcext:value-type="float">
            <text:p>0.495</text:p>
          </table:table-cell>
          <table:table-cell office:value-type="float" office:value="0.18" calcext:value-type="float">
            <text:p>0.18</text:p>
          </table:table-cell>
          <table:table-cell office:value-type="float" office:value="0.0456502038967" calcext:value-type="float">
            <text:p>0.0456502039</text:p>
          </table:table-cell>
          <table:table-cell office:value-type="float" office:value="0.515" calcext:value-type="float">
            <text:p>0.5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3262347077" calcext:value-type="float">
            <text:p>0.1532623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4:37:55.535472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44:58.651406776</meta:creation-date>
    <dc:date>2014-11-20T14:53:09.535544522</dc:date>
    <meta:editing-duration>PT3H22M33S</meta:editing-duration>
    <meta:editing-cycles>120</meta:editing-cycles>
    <meta:generator>LibreOffice/4.2.7.2$Linux_X86_64 LibreOffice_project/420m0$Build-2</meta:generator>
    <meta:document-statistic meta:table-count="2" meta:cell-count="206" meta:object-count="0"/>
  </office:meta>
</office:document-meta>
</file>